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T Astra Serif" fo:font-size="14pt" style:font-size-asian="14pt" style:font-size-complex="14pt"/>
    </style:style>
    <style:style style:name="P2" style:family="paragraph" style:parent-style-name="Standard">
      <style:text-properties style:font-name="PT Astra Serif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лёша, Боря, Ваня и Гриша соревновались в беге. На вопрос, кто какое место занял, они ответили:</text:p>
      <text:p text:style-name="P1"/>
      <text:p text:style-name="P1">Алёша: — Я не был ни первым, ни последним. </text:p>
      <text:p text:style-name="P1">Боря: — Я не был последним. </text:p>
      <text:p text:style-name="P1">Ваня: — Я был первым. </text:p>
      <text:p text:style-name="P1">Гриша: — Я был последним.</text:p>
      <text:p text:style-name="P1"/>
      <text:p text:style-name="P1">Известно, что три из этих ответов правильные, а один — неверный. Кто сказал неправду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0:39:27.473849533</meta:creation-date>
    <dc:date>2019-01-11T21:00:02.943071525</dc:date>
    <meta:editing-duration>PT5M9S</meta:editing-duration>
    <meta:editing-cycles>8</meta:editing-cycles>
    <meta:generator>LibreOffice/6.1.4.2$Linux_X86_64 LibreOffice_project/10$Build-2</meta:generator>
    <meta:document-statistic meta:table-count="0" meta:image-count="0" meta:object-count="0" meta:page-count="1" meta:paragraph-count="6" meta:word-count="50" meta:character-count="298" meta:non-whitespace-character-count="246"/>
  </office:meta>
</office:document-meta>
</file>